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Chicago" svg:font-family="Chicago, Arial"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Arial1" svg:font-family="Arial"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New York"/>
    </style:style>
    <style:style style:name="P2" style:family="paragraph" style:parent-style-name="Standard">
      <style:text-properties style:font-name="New York" fo:font-weight="bold" style:font-weight-asian="bold"/>
    </style:style>
    <style:style style:name="P3" style:family="paragraph" style:parent-style-name="Standard">
      <style:paragraph-properties fo:text-align="center" style:justify-single-word="false"/>
      <style:text-properties style:font-name="New York"/>
    </style:style>
    <style:style style:name="P4" style:family="paragraph" style:parent-style-name="Standard">
      <style:paragraph-properties fo:text-align="center" style:justify-single-word="false"/>
      <style:text-properties style:font-name="New York" style:text-underline-style="solid" style:text-underline-width="auto" style:text-underline-color="font-color" fo:font-weight="bold" style:font-weight-asian="bold"/>
    </style:style>
    <style:style style:name="P5" style:family="paragraph" style:parent-style-name="Standard">
      <style:text-properties style:font-name="New York" style:text-underline-style="solid" style:text-underline-type="double" style:text-underline-width="auto" style:text-underline-color="font-color"/>
    </style:style>
    <style:style style:name="P6" style:family="paragraph" style:parent-style-name="Standard">
      <style:text-properties style:font-name="New York" fo:font-style="italic" style:font-style-asian="italic"/>
    </style:style>
    <style:style style:name="P7" style:family="paragraph" style:parent-style-name="Standard">
      <style:paragraph-properties>
        <style:tab-stops>
          <style:tab-stop style:position="1.6252in"/>
        </style:tab-stops>
      </style:paragraph-properties>
      <style:text-properties style:font-name="New York"/>
    </style:style>
    <style:style style:name="P8" style:family="paragraph" style:parent-style-name="Standard">
      <style:paragraph-properties>
        <style:tab-stops>
          <style:tab-stop style:position="1.3126in"/>
        </style:tab-stops>
      </style:paragraph-properties>
      <style:text-properties style:font-name="New York"/>
    </style:style>
    <style:style style:name="P9" style:family="paragraph" style:parent-style-name="Standard">
      <style:paragraph-properties>
        <style:tab-stops>
          <style:tab-stop style:position="1.3126in"/>
          <style:tab-stop style:position="1.75in"/>
        </style:tab-stops>
      </style:paragraph-properties>
      <style:text-properties style:font-name="New York"/>
    </style:style>
    <style:style style:name="P10" style:family="paragraph" style:parent-style-name="Standard">
      <style:paragraph-properties>
        <style:tab-stops>
          <style:tab-stop style:position="1.3126in"/>
          <style:tab-stop style:position="1.6252in"/>
        </style:tab-stops>
      </style:paragraph-properties>
      <style:text-properties style:font-name="New York"/>
    </style:style>
    <style:style style:name="P11" style:family="paragraph" style:parent-style-name="Standard">
      <style:text-properties style:font-name="New York" fo:font-size="11pt" fo:font-style="italic" style:font-size-asian="11pt" style:font-style-asian="italic"/>
    </style:style>
    <style:style style:name="P12" style:family="paragraph" style:parent-style-name="Standard">
      <style:text-properties style:font-name="Chicago"/>
    </style:style>
    <style:style style:name="P13" style:family="paragraph" style:parent-style-name="Standard">
      <style:text-properties style:font-name="Chicago" style:text-underline-style="solid" style:text-underline-width="auto" style:text-underline-color="font-color"/>
    </style:style>
    <style:style style:name="P14" style:family="paragraph" style:parent-style-name="Standard">
      <style:paragraph-properties>
        <style:tab-stops>
          <style:tab-stop style:position="1.6252in"/>
        </style:tab-stops>
      </style:paragraph-properties>
      <style:text-properties style:font-name="Chicago"/>
    </style:style>
    <style:style style:name="P15" style:family="paragraph" style:parent-style-name="Standard">
      <style:text-properties style:font-name="Chicago" fo:font-size="11pt" style:font-size-asian="11pt"/>
    </style:style>
    <style:style style:name="P16" style:family="paragraph" style:parent-style-name="Standard">
      <style:text-properties fo:font-size="11pt" style:font-size-asian="11pt"/>
    </style:style>
    <style:style style:name="P17" style:family="paragraph" style:parent-style-name="Standard">
      <style:paragraph-properties>
        <style:tab-stops>
          <style:tab-stop style:position="1.6252in"/>
        </style:tab-stops>
      </style:paragraph-properties>
    </style:style>
    <style:style style:name="P18" style:family="paragraph" style:parent-style-name="Standard">
      <style:text-properties style:font-name="Courier"/>
    </style:style>
    <style:style style:name="P19" style:family="paragraph" style:parent-style-name="Standard">
      <style:text-properties style:font-name="Courier New" fo:font-size="11pt" fo:font-weight="bold" style:font-size-asian="11pt" style:font-weight-asian="bold"/>
    </style:style>
    <style:style style:name="P20" style:family="paragraph" style:parent-style-name="Standard">
      <style:text-properties style:font-name="Courier New" fo:font-size="11pt" style:font-size-asian="11pt"/>
    </style:style>
    <style:style style:name="P21" style:family="paragraph" style:parent-style-name="Standard">
      <style:paragraph-properties fo:margin-left="0in" fo:margin-right="0in" fo:text-indent="0.25in" style:auto-text-indent="false"/>
    </style:style>
    <style:style style:name="P22" style:family="paragraph" style:parent-style-name="Standard">
      <style:paragraph-properties fo:margin-left="0.1874in" fo:margin-right="0in" fo:text-indent="0in" style:auto-text-indent="false"/>
    </style:style>
    <style:style style:name="P23" style:family="paragraph" style:parent-style-name="Standard">
      <style:paragraph-properties fo:margin-left="0.1874in" fo:margin-right="0in" fo:text-indent="0in" style:auto-text-indent="false"/>
      <style:text-properties style:font-name="New York"/>
    </style:style>
    <style:style style:name="P24" style:family="paragraph" style:parent-style-name="Standard">
      <style:paragraph-properties fo:margin-left="0.1874in" fo:margin-right="0in" fo:text-indent="-0.1874in" style:auto-text-indent="false"/>
      <style:text-properties style:font-name="New York"/>
    </style:style>
    <style:style style:name="P25" style:family="paragraph" style:parent-style-name="Standard">
      <style:paragraph-properties fo:margin-left="0.1252in" fo:margin-right="0in" fo:text-indent="-0.1252in" style:auto-text-indent="false"/>
      <style:text-properties style:font-name="New York"/>
    </style:style>
    <style:style style:name="P26" style:family="paragraph" style:parent-style-name="Standard">
      <style:paragraph-properties fo:margin-left="0.3126in" fo:margin-right="0in" fo:text-indent="0in" style:auto-text-indent="false"/>
    </style:style>
    <style:style style:name="P27" style:family="paragraph" style:parent-style-name="Standard">
      <style:paragraph-properties fo:margin-left="0.3126in" fo:margin-right="0in" fo:text-indent="-0.3126in" style:auto-text-indent="false"/>
      <style:text-properties style:font-name="New York"/>
    </style:style>
    <style:style style:name="P28" style:family="paragraph" style:parent-style-name="Standard">
      <style:paragraph-properties fo:margin-left="2.75in" fo:margin-right="0in" fo:text-indent="-2.1874in" style:auto-text-indent="false"/>
      <style:text-properties fo:font-size="11pt" style:font-size-asian="11pt"/>
    </style:style>
    <style:style style:name="P29" style:family="paragraph" style:parent-style-name="Standard">
      <style:paragraph-properties fo:margin-left="1.25in" fo:margin-right="0in" fo:text-indent="-1.25in" style:auto-text-indent="false"/>
      <style:text-properties style:font-name="New York"/>
    </style:style>
    <style:style style:name="P30" style:family="paragraph" style:parent-style-name="Standard">
      <style:paragraph-properties fo:margin-left="1.75in" fo:margin-right="0in" fo:text-indent="0in" style:auto-text-indent="false"/>
      <style:text-properties style:font-name="New York"/>
    </style:style>
    <style:style style:name="P31" style:family="paragraph" style:parent-style-name="Standard">
      <style:paragraph-properties fo:margin-left="1.75in" fo:margin-right="0in" fo:text-indent="-1.75in" style:auto-text-indent="false"/>
      <style:text-properties style:font-name="New York"/>
    </style:style>
    <style:style style:name="P32" style:family="paragraph" style:parent-style-name="Standard">
      <style:paragraph-properties fo:margin-left="1.8126in" fo:margin-right="0in" fo:text-indent="-1.8126in" style:auto-text-indent="false"/>
      <style:text-properties style:font-name="New York"/>
    </style:style>
    <style:style style:name="P33" style:family="paragraph" style:parent-style-name="Standard">
      <style:paragraph-properties fo:margin-left="1.9374in" fo:margin-right="0in" fo:text-indent="-1.9374in" style:auto-text-indent="false"/>
      <style:text-properties style:font-name="New York"/>
    </style:style>
    <style:style style:name="P34" style:family="paragraph" style:parent-style-name="Standard">
      <style:paragraph-properties fo:margin-left="2.6252in" fo:margin-right="0in" fo:text-indent="-2.6252in" style:auto-text-indent="false"/>
      <style:text-properties style:font-name="New York"/>
    </style:style>
    <style:style style:name="P35" style:family="paragraph" style:parent-style-name="Standard">
      <style:paragraph-properties fo:margin-left="0.6874in" fo:margin-right="0in" fo:text-indent="0in" style:auto-text-indent="false"/>
    </style:style>
    <style:style style:name="P36" style:family="paragraph" style:parent-style-name="Standard">
      <style:paragraph-properties fo:margin-left="0.6252in" fo:margin-right="0in" fo:text-indent="0in" style:auto-text-indent="false"/>
    </style:style>
    <style:style style:name="P37" style:family="paragraph" style:parent-style-name="Standard">
      <style:paragraph-properties fo:margin-left="0.8752in" fo:margin-right="0in" fo:text-indent="-0.8752in" style:auto-text-indent="false"/>
      <style:text-properties style:font-name="New York"/>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5in" fo:margin-right="0in" fo:text-indent="0in" style:auto-text-indent="false">
        <style:tab-stops>
          <style:tab-stop style:position="1.75in"/>
        </style:tab-stops>
      </style:paragraph-properties>
      <style:text-properties style:font-name="New York" fo:font-size="11pt" style:font-size-asian="11pt"/>
    </style:style>
    <style:style style:name="P40" style:family="paragraph" style:parent-style-name="Standard">
      <style:paragraph-properties fo:margin-left="0.5in" fo:margin-right="0in" fo:text-indent="-0.1874in" style:auto-text-indent="false"/>
    </style:style>
    <style:style style:name="P41" style:family="paragraph" style:parent-style-name="Standard">
      <style:paragraph-properties fo:margin-left="0.4374in" fo:margin-right="0in" fo:text-indent="0in" style:auto-text-indent="false"/>
    </style:style>
    <style:style style:name="P42" style:family="paragraph" style:parent-style-name="Standard">
      <style:paragraph-properties fo:margin-left="0.4374in" fo:margin-right="0in" fo:text-indent="0in" style:auto-text-indent="false"/>
      <style:text-properties style:font-name="New York"/>
    </style:style>
    <style:style style:name="P43" style:family="paragraph" style:parent-style-name="Standard">
      <style:paragraph-properties fo:margin-left="0.5626in" fo:margin-right="0in" fo:text-indent="0in" style:auto-text-indent="false">
        <style:tab-stops>
          <style:tab-stop style:position="1.9374in"/>
        </style:tab-stops>
      </style:paragraph-properties>
      <style:text-properties style:font-name="New York" fo:font-size="11pt" style:font-size-asian="11pt"/>
    </style:style>
    <style:style style:name="P44" style:family="paragraph" style:parent-style-name="Standard">
      <style:paragraph-properties fo:break-before="page">
        <style:tab-stops>
          <style:tab-stop style:position="1.3752in"/>
        </style:tab-stops>
      </style:paragraph-properties>
      <style:text-properties style:font-name="New York"/>
    </style:style>
    <style:style style:name="P45" style:family="paragraph" style:parent-style-name="Standard">
      <style:paragraph-properties fo:break-before="page"/>
      <style:text-properties style:font-name="Courier New" fo:font-size="11pt" fo:font-weight="bold" style:font-size-asian="11pt" style:font-weight-asian="bold"/>
    </style:style>
    <style:style style:name="P46" style:family="paragraph" style:parent-style-name="Standard">
      <style:paragraph-properties fo:margin-left="0.3752in" fo:margin-right="0in" fo:text-indent="0in" style:auto-text-indent="false"/>
      <style:text-properties style:font-name="New York" fo:font-size="11pt" style:font-size-asian="11pt"/>
    </style:style>
    <style:style style:name="P47" style:family="paragraph" style:parent-style-name="Standard" style:master-page-name="Standard">
      <style:paragraph-properties fo:text-align="center" style:justify-single-word="false" style:page-number="auto"/>
      <style:text-properties style:font-name="New York" fo:font-weight="bold" style:font-weight-asian="bold"/>
    </style:style>
    <style:style style:name="P48" style:family="paragraph" style:parent-style-name="Standard">
      <style:paragraph-properties fo:margin-left="0.3126in" fo:margin-right="0in" fo:text-indent="-0.3126in" style:auto-text-indent="false"/>
      <style:text-properties style:font-name="New York"/>
    </style:style>
    <style:style style:name="P49" style:family="paragraph" style:parent-style-name="Heading_20_1">
      <style:paragraph-properties>
        <style:tab-stops>
          <style:tab-stop style:position="1.6252in"/>
        </style:tab-stops>
      </style:paragraph-properties>
    </style:style>
    <style:style style:name="T1" style:family="text">
      <style:text-properties style:font-name="New York"/>
    </style:style>
    <style:style style:name="T2" style:family="text">
      <style:text-properties style:font-name="New York" fo:font-style="italic" style:font-style-asian="italic"/>
    </style:style>
    <style:style style:name="T3" style:family="text">
      <style:text-properties fo:color="#ff0000" style:font-name="New York" fo:font-weight="bold" style:font-weight-asian="bold"/>
    </style:style>
    <style:style style:name="T4" style:family="text">
      <style:text-properties style:font-name="Chicago" style:text-underline-style="solid" style:text-underline-width="auto" style:text-underline-color="font-color"/>
    </style:style>
    <style:style style:name="T5" style:family="text">
      <style:text-properties style:font-name="Chicago" fo:font-size="10pt" style:text-underline-style="solid" style:text-underline-width="auto" style:text-underline-color="font-color" style:font-size-asian="10pt"/>
    </style:style>
    <style:style style:name="T6" style:family="text">
      <style:text-properties style:font-name="Chicago" fo:font-size="11pt" style:font-size-asian="11pt"/>
    </style:style>
    <style:style style:name="T7" style:family="text">
      <style:text-properties officeooo:rsid="0011587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CSI 2111 <text:s/>(November 1999) <text:s/></text:p>
      <text:p text:style-name="P3"/>
      <text:p text:style-name="P4">A Project on the Architecture of <text:s/>Sim68k Processor <text:s/></text:p>
      <text:p text:style-name="P3"/>
      <text:p text:style-name="P5">1. INTRODUCTION</text:p>
      <text:p text:style-name="P1"/>
      <text:p text:style-name="P1"><text:tab/>You will design and program, in Pascal, a simulator for a processor called sim68k which is defined in Section 2. <text:s/>sim68k processor has a subset of the addressing modes of MC68000 and has 32 instructions, some of which are derived from those of MC68000. <text:s/>The simulator will take as input a program written in sim68k assembly/machine language and will execute it, that is to say it will execute each of the sim68k machine instructions in the input program. </text:p>
      <text:p text:style-name="P1"/>
      <text:p text:style-name="P1">What we provide:</text:p>
      <text:p text:style-name="P1"/>
      <text:p text:style-name="P1">* The description of the project, sim68k.txt (this document), containing</text:p>
      <text:p text:style-name="P21"/>
      <text:p text:style-name="P21">- The description of the sim68k architecture</text:p>
      <text:p text:style-name="P21">- The fetch-execute (or instruction) cycle of sim68k</text:p>
      <text:p text:style-name="P21">- The description of the 6 addressing modes of sim68k</text:p>
      <text:p text:style-name="P21">- A list of 32 instructions of sim68k</text:p>
      <text:p text:style-name="P21">- The description of the instruction encoding &amp; status bit (HNZVC) update</text:p>
      <text:p text:style-name="P21">- The list of errors to be detected</text:p>
      <text:p text:style-name="P1"/>
      <text:p text:style-name="P1">* The figure for sim68k processor, called sim68k.gif</text:p>
      <text:p text:style-name="P1"/>
      <text:p text:style-name="P1">* Several test programs, called arith.68b, hilow.68b, logic.68b, modes.68b, shiftrot.68b, and errors.68b, written in sim68k assembly/machine language to test your implementation</text:p>
      <text:p text:style-name="P1"/>
      <text:p text:style-name="P1">* The results of executing the test programs:</text:p>
      <text:p text:style-name="Standard"/>
      <text:p text:style-name="Standard"><text:tab/>arith.68b, hilow.68b, logic.68b, modes.68b, shiftrot.68b</text:p>
      <text:p text:style-name="P1"/>
      <text:p text:style-name="P1"><text:s text:c="2"/>which are given as </text:p>
      <text:p text:style-name="Standard"/>
      <text:p text:style-name="Standard"><text:tab/>arith.result, hilow.result, logic.result, modes.result, shiftrot.result</text:p>
      <text:p text:style-name="P24"/>
      <text:p text:style-name="P25">* Skeleton of the simulator, called sim68k.pas, that you will complete as your implementation</text:p>
      <text:p text:style-name="P1"/>
      <text:p text:style-name="P1">* A library of several Pascal functions/procedures, called simunit.pas, that will be used by sim68k.pas.</text:p>
      <text:p text:style-name="P6"/>
      <text:p text:style-name="P6">What we expect from you:</text:p>
      <text:p text:style-name="P1"/>
      <text:p text:style-name="P27">(1) A diskette on which your group's name and group members' student nos. are written and containing two files called sim68k.pas and sim68k.exe, i.e. the source and object codes of your implementation of sim68k simulator.</text:p>
      <text:p text:style-name="P1"/>
      <text:p text:style-name="P1">(2) Printout of the source code of your implementation of sim68k simulator.</text:p>
      <text:p text:style-name="P1"/>
      <text:p text:style-name="P27">(3) A self-evaluation report indicating which tests/instructions/modes are correctly implemented in your simulator, and which ones are not. <text:s/>The format of the report will be provided as a file called report.txt. <text:s/>The test programs that we provide will help you in your evaluation of <text:s/>your own implementation of sim68k simulator.</text:p>
      <text:p text:style-name="P1"/>
      <text:p text:style-name="P6">The diskette, printout and report must be submitted:</text:p>
      <text:p text:style-name="P23">in a 9"x12" envelope on which the following information clearly marked:</text:p>
      <text:p text:style-name="P23">2111 Project, Group Name, Names and Student Numbers of the group members </text:p>
      <text:p text:style-name="P22"><text:span text:style-name="T1">by </text:span><text:span text:style-name="T3">5 PM Monday, December 06, 1999</text:span><text:span text:style-name="T1">, </text:span></text:p>
      <text:p text:style-name="P23">into the locked box for CSI2111A or CSI2111B (whichever majority of the group is in)</text:p>
      <text:p text:style-name="P23">on the 3rd floor of MCD.</text:p>
      <text:p text:style-name="P23"/>
      <text:p text:style-name="P1">-------------------------------------------------------------------------------------</text:p>
      <text:p text:style-name="P1"/>
      <text:p text:style-name="P5">2. General Architecture of sim68k </text:p>
      <text:p text:style-name="P1"/>
      <text:p text:style-name="P1"><text:tab/>As in the case of tc2111, (refer to the description of tc2111, i.e., tc2111.txt), sim68k has type definitions for bytes, words and bits, however, it also has type definitions for long words and two bits.</text:p>
      <text:p text:style-name="P1"/>
      <text:p text:style-name="P1"><text:s text:c="3"/>* All data and addresses are in hexadecimal.</text:p>
      <text:p text:style-name="P1"/>
      <text:p text:style-name="P1"><text:s text:c="3"/>* A "bit" represents either TRUE (if it is 1) or FALSE (if it is 0).</text:p>
      <text:p text:style-name="P1"/>
      <text:p text:style-name="P1"><text:s text:c="3"/>* A "twobits" represents two bits and is used as an index from 0 to 3.</text:p>
      <text:p text:style-name="P1"/>
      <text:p text:style-name="P1"><text:s text:c="3"/>* A "byte" represents 2 hexadecimal digits ($00...$FF).</text:p>
      <text:p text:style-name="P1"/>
      <text:p text:style-name="P1"><text:s text:c="3"/>* A "word" represents 2 bytes ($0000...$FFFF).</text:p>
      <text:p text:style-name="P27"/>
      <text:p text:style-name="P27"><text:s text:c="3"/>* A "long" represents a long word which is 2 words, i.e., 4 bytes ($0000 0000 ... $FFFF FFFF).</text:p>
      <text:p text:style-name="P27"/>
      <text:p text:style-name="P27"><text:s text:c="3"/>* If a byte, word or long word represents data (i.e., a value) then it is interpreted as a signed binary integer in 2's CF.</text:p>
      <text:p text:style-name="P12"/>
      <text:h text:style-name="Heading_20_1" text:outline-level="1">Memory</text:h>
      <text:p text:style-name="P27"/>
      <text:p text:style-name="P27"><text:s text:c="3"/>* We simulate the memory as in tc2111. The elements of the memory array are of type "byte" because the memory is byte addressable. <text:s/>The array index is of type "word" because a memory address is a "word". <text:s/>Addresses range from $0000 to $1000. (4097 bytes in total)</text:p>
      <text:p text:style-name="P27"/>
      <text:p text:style-name="P27"><text:s text:c="3"/>* You can reuse the procedures "loader" and "access_memory" from tc2111.txt. </text:p>
      <text:p text:style-name="P27"><text:tab/>Modify them to suit your needs.</text:p>
      <text:p text:style-name="P27"/>
      <text:p text:style-name="P27"><text:s text:c="3"/>* The communication between the CPU and the memory is done via four registers to be represented by global variables in the simulator:</text:p>
      <text:p text:style-name="P27"/>
      <text:p text:style-name="P28">MAR (Memory Address Register, type word),</text:p>
      <text:p text:style-name="P28"/>
      <text:p text:style-name="P28">MDR (Memory Data Register, type long),</text:p>
      <text:p text:style-name="P28"/>
      <text:p text:style-name="P28">RW (READ/WRITE, type bit), for read, RW = TRUE, for write, RW = FALSE</text:p>
      <text:p text:style-name="P28"/>
      <text:p text:style-name="P28">DS (Data Size, type twobits), for a byte, DS = 00, for a word, DS = 01, for a long word, DS = 10</text:p>
      <text:p text:style-name="P27"/>
      <text:p text:style-name="P27"/>
      <text:p text:style-name="P27"><text:s text:c="3"/>* To read or write a value V (byte, word, or long word) from or into the memory location X, we proceed again as in tc2111.</text:p>
      <text:p text:style-name="P1"/>
      <text:p text:style-name="P1"/>
      <text:h text:style-name="Heading_20_1" text:outline-level="1">CPU Registers</text:h>
      <text:p text:style-name="P12"/>
      <text:p text:style-name="P1"><text:tab/>In addition to MAR, MDR, RW and DS, the sim68k has the following registers (all are represented in the simulator by global variables of the type shown in brackets):</text:p>
      <text:p text:style-name="P1"/>
      <text:p text:style-name="P29">* PC (word) = program counter. This register holds the memory address of the NEXT instruction to be executed.</text:p>
      <text:p text:style-name="P1"/>
      <text:p text:style-name="P1">* OpCode (word) = the opcode of the instruction currently being executed.</text:p>
      <text:p text:style-name="P1"/>
      <text:p text:style-name="P31">* OpAddr1(word) = the address of the first operand of the instruction currently being executed (if &amp; when needed (Sections 5&amp;6)).</text:p>
      <text:p text:style-name="P1"/>
      <text:p text:style-name="P31">* OpAddr2(word) = the address of the second operand of the instruction currently being executed (if &amp; when needed (Sections 5&amp;6)).</text:p>
      <text:p text:style-name="P1"/>
      <text:p text:style-name="P32"/>
      <text:p text:style-name="P32">* D0 and D1 (long) = Data registers. The MC68000 has 8 such registers, but we will use only 2 in the simulator.</text:p>
      <text:p text:style-name="P1"/>
      <text:p text:style-name="P33">* A0 and A1 (word) = Address registers. The MC68000 has 8 such registers, but we will use only 2 in the simulator.</text:p>
      <text:p text:style-name="P1"/>
      <text:p text:style-name="P34">* TMPS, TMPD, TMPR (long) = Buffer (or Temporary) registers. Used as input and output to the ALU (Source, Destination and Result)</text:p>
      <text:p text:style-name="P1"/>
      <text:p text:style-name="P1"/>
      <text:p text:style-name="P1"><text:tab/>In your simulator, it is of course more practical to use two arrays for data and address registers. For instance, in the declaration of global variables, you could have:</text:p>
      <text:p text:style-name="P35"/>
      <text:p text:style-name="P35">D: array[0..1] of long ; <text:s/>(* Data Registers *)</text:p>
      <text:p text:style-name="P35">A: array[0..1] of word ; <text:s/>(* Address Registers *)</text:p>
      <text:p text:style-name="P1"/>
      <text:p text:style-name="P1">Therefore, the register D0 will become D[0] in your Pascal program, A1 becomes A[1], and so on.</text:p>
      <text:p text:style-name="P1"/>
      <text:p text:style-name="P1"/>
      <text:h text:style-name="Heading_20_1" text:outline-level="1">Status Bits</text:h>
      <text:p text:style-name="P12"/>
      <text:p text:style-name="P1"><text:tab/>sim68k has the following status bits (all are represented in the simulator by global variables of the type bit):</text:p>
      <text:p text:style-name="P1"/>
      <text:p text:style-name="P36">* H (bit) = Status bit "Halt".<text:tab/><text:tab/>* N (bit) = Status bit "Negative".</text:p>
      <text:p text:style-name="P36">* Z (bit) = Status bit "Zero".<text:tab/><text:tab/>* V (bit) = Status bit "Overflow"</text:p>
      <text:p text:style-name="P36">* C (bit) = Status bit "Carry"</text:p>
      <text:p text:style-name="P1"/>
      <text:p text:style-name="P1">During the execution of some instructions, some of these bits are updated. </text:p>
      <text:p text:style-name="P6">See Section 6 for information on when and how these bits are updated.</text:p>
      <text:p text:style-name="P1"/>
      <text:p text:style-name="P1"/>
      <text:p text:style-name="P1"><text:tab/>In the MC68000, the status bits are located in a special register (CC - Code Condition). <text:s text:c="2"/>In your simulator, you will implement them as individual boolean variables to simplify their manipulation.</text:p>
      <text:p text:style-name="P1"/>
      <text:p text:style-name="P1"/>
      <text:p text:style-name="P5">3. Fetch-Execute Cycle of sim68k</text:p>
      <text:p text:style-name="P1"/>
      <text:p text:style-name="P1"><text:tab/>In the simulator, the procedure "controller" will simulate the fetch-execute cycle with the following algorithm (similar to tc2111):</text:p>
      <text:p text:style-name="P1"/>
      <text:p text:style-name="P1"><text:s text:c="2"/>1. Initialization</text:p>
      <text:p text:style-name="P1"><text:s text:c="5"/>(* Set PC to $0000 and set the status bits to FALSE *)</text:p>
      <text:p text:style-name="P1"/>
      <text:p text:style-name="P1"><text:s text:c="2"/>2. Repeat</text:p>
      <text:p text:style-name="P1"/>
      <text:p text:style-name="P1"><text:s text:c="8"/>2.1 Fetch_OpCode</text:p>
      <text:p text:style-name="P1"/>
      <text:p text:style-name="P1"><text:s text:c="8"/>2.2 Decode_Instruction</text:p>
      <text:p text:style-name="P1"><text:s text:c="12"/>(* According to the fields in the opcode *)</text:p>
      <text:p text:style-name="P1"><text:s text:c="12"/>(* Example: <text:s/>OpName = bits 15 to 11 in OpCode </text:p>
      <text:p text:style-name="P30">NbOper = bit 8 in OpCode + 1 </text:p>
      <text:p text:style-name="P30">M1 = bits 7 to 5 in OpCode, <text:s/>etc. *)</text:p>
      <text:p text:style-name="P37"><text:s text:c="12"/>(* These fields can be represented as local variables in the procedure "controller". *)</text:p>
      <text:p text:style-name="P1"/>
      <text:p text:style-name="P1"><text:s text:c="8"/>2.3 Fetch_Operands</text:p>
      <text:p text:style-name="P1"><text:s text:c="11"/>(* In OpAddr1 and OpAddr2, if operands are required. *)</text:p>
      <text:p text:style-name="P1"/>
      <text:p text:style-name="P1"><text:s text:c="8"/>2.4 If NOT(H)</text:p>
      <text:p text:style-name="P1"><text:s text:c="12"/>Then</text:p>
      <text:p text:style-name="P1"><text:s text:c="15"/>2.4.1 Execute_Instruction</text:p>
      <text:p text:style-name="P1"><text:s text:c="17"/>(* Use Pascal CASE Structure *)</text:p>
      <text:p text:style-name="P1"><text:s text:c="17"/>(* Execution of most instructions follows these steps: <text:s/>*)</text:p>
      <text:p text:style-name="P1"><text:s text:c="17"/>(* <text:s text:c="3"/>1. Fill TMPS (if necessary) <text:s text:c="22"/>*)</text:p>
      <text:p text:style-name="P1"><text:s text:c="17"/>(* <text:s text:c="3"/>2. Fill TMPD (if necessary) <text:s text:c="22"/>*)</text:p>
      <text:p text:style-name="P1"><text:s text:c="17"/>(* <text:s text:c="3"/>3. Compute TMPR using TMPS and TMPD <text:s text:c="14"/>*)</text:p>
      <text:p text:style-name="P1"><text:s text:c="17"/>(* <text:s text:c="3"/>4. Update status bits HNZVC (if necessary) <text:s text:c="7"/>*)</text:p>
      <text:p text:style-name="P1"><text:s text:c="17"/>(* <text:s text:c="3"/>5. Store result in the destination (if necessary) *)</text:p>
      <text:p text:style-name="P1"><text:tab/> <text:s text:c="2"/>Until (H = true) <text:s/>(* If H = True, then halt *)</text:p>
      <text:p text:style-name="P1"/>
      <text:p text:style-name="P1"/>
      <text:p text:style-name="P1"><text:tab/>In order for your program to be more modular, and to simplify the body of the procedure "controller", we suggest to create Pascal sub-procedures inside the procedure "controller" for steps 1, 2.1, 2.2, 2.3 and 2.4.1. <text:s/></text:p>
      <text:p text:style-name="P1"><text:tab/>Pascal functions/procedures provided in simunit.pas will allow you to extract bit sequences from the OpCode.</text:p>
      <text:p text:style-name="P1"/>
      <text:p text:style-name="P1"/>
      <text:p text:style-name="P5">4. Addressing Modes of sim68k</text:p>
      <text:p text:style-name="P1"/>
      <text:p text:style-name="P1">Six addressing modes are available to most instructions:</text:p>
      <text:p text:style-name="P1"/>
      <text:p text:style-name="P26"><text:s text:c="3"/>* Data register direct <text:s text:c="6"/>( using D0 or D1 )</text:p>
      <text:p text:style-name="P26"><text:s text:c="3"/>* Address register direct <text:s text:c="3"/>( using A0 or A1 )</text:p>
      <text:p text:style-name="P26"><text:s text:c="3"/>* Address register indirect <text:s/>( using (A0) or (A1) )</text:p>
      <text:p text:style-name="P26"><text:s text:c="3"/>* Address register indirect with post-increment ( using (A0)+ or (A1)+ )</text:p>
      <text:p text:style-name="P26"><text:s text:c="3"/>* Address register indirect with pre-decrement <text:s/>( using -(A0) or -(A1) )</text:p>
      <text:p text:style-name="P26"><text:s text:c="3"/>* Relative/Absolute addressing ( using label, identifier or $0000 to $1000 ).</text:p>
      <text:p text:style-name="P26"/>
      <text:p text:style-name="P1">Several instructions are constrained to specific addressing modes:</text:p>
      <text:p text:style-name="P1"/>
      <text:p text:style-name="P27"><text:s text:c="3"/>* Branching instructions (BRA, BVS, BEQ, BCS, BGE, BLE) can only use Relative /Absolute addressing. In this case, the branching address is indicated by the given relative or absolute address which is a label or an address between $0000 to $1000. <text:s/>For example, "BRA address" means *branch unconditionally to the given address*, i.e. PC := address.</text:p>
      <text:p text:style-name="P1"/>
      <text:p text:style-name="P27"><text:s text:c="3"/>* The <text:s/>"MOVEA Source, Destination" <text:s/>instruction only allows Relative/Absolute addressing for the Source operand and address register direct for the Destination operand. <text:s/>In this case, the Source operand is indicated by the given relative or absolute address which is an identifier or an address between $0000 to $1000. <text:s/>For example, "MOVEA address, Ai" means copy the given address itself to the register Ai, i.e., <text:s/>Ai := address.</text:p>
      <text:p text:style-name="P27"/>
      <text:p text:style-name="P1"/>
      <text:p text:style-name="P5">5. sim68k Instruction Set</text:p>
      <text:p text:style-name="P1"/>
      <text:p text:style-name="P1">The instruction set of sim68k contains 32 instructions where:</text:p>
      <text:p text:style-name="P1"/>
      <text:p text:style-name="P27"><text:s text:c="3"/>* S is the source operand.</text:p>
      <text:p text:style-name="P27"/>
      <text:p text:style-name="P27"><text:s text:c="3"/>* D is the destination operand.</text:p>
      <text:p text:style-name="P27"/>
      <text:p text:style-name="P27"><text:s text:c="3"/>* "data" represents a 4-bit integer constant (i.e., $0..$F) directly encoded in the instruction as an immediate operand.</text:p>
      <text:p text:style-name="P27"/>
      <text:p text:style-name="P27"><text:s text:c="3"/>* "address" represents an address between $0000 and $1000.</text:p>
      <text:p text:style-name="P27"/>
      <text:p text:style-name="P27"><text:s text:c="3"/>* At the end of the explanation for each instruction, you will find an interpretation of the operation in a pseudo-Pascal language, to understand the functionality of the instruction.</text:p>
      <text:p text:style-name="P27"/>
      <text:p text:style-name="P27"><text:s text:c="3"/>* Data Size (.B, .W, .L) is not indicated here but will be indicated in the assembly /machine language programs. </text:p>
      <text:p text:style-name="P1"/>
      <text:p text:style-name="P1"/>
      <text:p text:style-name="P13">Arithmetic (in 2's CF)</text:p>
      <text:p text:style-name="P14"/>
      <text:p text:style-name="P7"><text:s text:c="3"/>* ADD S, D<text:tab/>Binary integer addition (Regular). D := D + S ;</text:p>
      <text:p text:style-name="P7"><text:s text:c="3"/>* ADDQ data, D<text:tab/>Binary integer addition (Quick). D := D + data ;</text:p>
      <text:p text:style-name="P7"><text:s text:c="3"/>* SUB S, D<text:tab/>Binary integer subtraction (Regular). D := D - S ;</text:p>
      <text:p text:style-name="P7"><text:s text:c="3"/>* SUBQ data, D<text:tab/>Binary integer subtraction (Quick). D := D - data ;</text:p>
      <text:p text:style-name="P7"><text:s text:c="3"/>* MULS S, D<text:tab/>Binary integer multiplication (Signed). D.L := D.W * S.W ;</text:p>
      <text:p text:style-name="P7"><text:s text:c="3"/>* DIVS S, D<text:tab/>Binary integer division (Signed). LSW(D) := D.L DIV S.W ;</text:p>
      <text:p text:style-name="P7"><text:s text:c="35"/><text:tab/><text:tab/><text:tab/><text:tab/><text:tab/> <text:s text:c="2"/>MSW(D) := D.L MOD S.W ;</text:p>
      <text:p text:style-name="P7"><text:s text:c="3"/>* NEG D<text:tab/>Binary integer negation (Regular). D := 2's complement of D ;</text:p>
      <text:p text:style-name="P7"><text:s text:c="3"/>* CLR D<text:tab/>Clear (set to 0). D := 0 ;</text:p>
      <text:p text:style-name="P7"/>
      <text:h text:style-name="P49" text:outline-level="1">Logic</text:h>
      <text:p text:style-name="P14"/>
      <text:p text:style-name="P7"><text:s text:c="3"/>* NOT D<text:tab/>Logical NOT. D := NOT(D) ;</text:p>
      <text:p text:style-name="P7"><text:s text:c="3"/>* AND S, D<text:tab/>Logical AND. D := D AND S ;</text:p>
      <text:p text:style-name="P7"><text:s text:c="3"/>* OR S, D<text:tab/>Logical OR. D := D OR S ;</text:p>
      <text:p text:style-name="P7"><text:s text:c="3"/>* EOR S, D<text:tab/>Logical Exclusive-OR. D := D XOR S ;</text:p>
      <text:p text:style-name="P7"/>
      <text:h text:style-name="P49" text:outline-level="1">Shift/rotate</text:h>
      <text:p text:style-name="P14"/>
      <text:p text:style-name="P7"><text:s text:c="3"/>* LSL data, D<text:tab/>Logical Shift Left. D := D SHL data ; </text:p>
      <text:p text:style-name="P7"><text:s text:c="3"/>* LSR data, D <text:tab/>Logical Shift Right. D := D SHR data ;</text:p>
      <text:p text:style-name="P7"><text:s text:c="3"/>* ROL data, D<text:tab/>Rotate Left. D := D ROL data ;</text:p>
      <text:p text:style-name="P7"><text:s text:c="3"/>* ROR data, D<text:tab/>Rotate Right. D := D ROR data ;</text:p>
      <text:p text:style-name="P7"><text:tab/></text:p>
      <text:p text:style-name="P7">Note that there is no ROR or ROL operator in Pascal. You'll simulate them.</text:p>
      <text:p text:style-name="P7"/>
      <text:h text:style-name="P49" text:outline-level="1">Comparison</text:h>
      <text:p text:style-name="P14"/>
      <text:p text:style-name="P7"><text:s text:c="3"/>* CMP S, D<text:tab/>Compare. (* Adjust HNZVC according to D - S *)</text:p>
      <text:p text:style-name="P7"><text:s text:c="3"/>* TST D<text:tab/>Test. <text:s text:c="3"/>(* Adjust HNZVC according to D *)</text:p>
      <text:p text:style-name="P14"/>
      <text:h text:style-name="P49" text:outline-level="1">Branch</text:h>
      <text:p text:style-name="P14"/>
      <text:p text:style-name="P7"><text:s text:c="3"/>* BRA address<text:tab/>Branch unconditionally. PC := address ;</text:p>
      <text:p text:style-name="P7"><text:s text:c="3"/>* BVS address<text:tab/>Branch if overflow is set. if V then PC := address ;</text:p>
      <text:p text:style-name="P7"><text:s text:c="3"/>* BEQ address<text:tab/>Branch if equal. if Z then PC := address ;</text:p>
      <text:p text:style-name="P7"><text:s text:c="3"/>* BCS address<text:tab/>Branch if carry is set. if C then PC := address ;</text:p>
      <text:p text:style-name="P7"><text:s text:c="3"/>* BGE address<text:tab/>Branch if greater than or equal. </text:p>
      <text:p text:style-name="P7"><text:tab/><text:tab/>if (N XOR V)' then PC := address ;</text:p>
      <text:p text:style-name="P7"><text:s text:c="3"/>* BLE address<text:tab/>Branch if less than or equal. </text:p>
      <text:p text:style-name="P7"><text:tab/><text:tab/>if (N XOR V) or Z then PC := address ;</text:p>
      <text:p text:style-name="P7"/>
      <text:h text:style-name="P49" text:outline-level="1">Transfer</text:h>
      <text:p text:style-name="P14"/>
      <text:p text:style-name="P7"><text:s text:c="3"/>* MOVE S, D<text:tab/><text:tab/><text:tab/>Move (Regular). D := S ;</text:p>
      <text:p text:style-name="P7"><text:s text:c="3"/>* MOVEQ data, D <text:tab/><text:tab/><text:tab/>Move (Quick). D := data ;</text:p>
      <text:p text:style-name="P7"><text:s text:c="3"/>* EXG S, D<text:tab/><text:tab/><text:tab/>Swap S and D. S &lt;--&gt; D</text:p>
      <text:p text:style-name="P7"><text:s text:c="3"/>* MOVEA address, Ai<text:tab/><text:tab/>Move address to the register Ai. <text:s/>Ai := address ;</text:p>
      <text:p text:style-name="P7"/>
      <text:p text:style-name="P17"><text:span text:style-name="T4">Others </text:span><text:span text:style-name="T5">(not in MC68000)</text:span></text:p>
      <text:p text:style-name="P14"/>
      <text:p text:style-name="P7"><text:s text:c="3"/>* INP D<text:tab/>Input from keyboard. Readln(D) ;</text:p>
      <text:p text:style-name="P7"><text:s text:c="3"/>* DSP S<text:tab/>Display on terminal (Source and its content).</text:p>
      <text:p text:style-name="P7"><text:tab/><text:tab/>Writeln('S:', S) ;</text:p>
      <text:p text:style-name="P7"><text:s text:c="3"/>* DSR <text:tab/>Display on terminal the contents of the status bits </text:p>
      <text:p text:style-name="P7"><text:tab/><text:tab/>(i.e., Display Status Register). </text:p>
      <text:p text:style-name="P7"><text:tab/><text:tab/>Writeln('H:',H,'N:',N,'Z:',Z,'V:',V,'C:',C) ; </text:p>
      <text:p text:style-name="P7"><text:s text:c="3"/>* HLT<text:tab/>Halt program. <text:s/>H := True ;</text:p>
      <text:p text:style-name="P7"/>
      <text:h text:style-name="Heading_20_1" text:outline-level="1">Formats</text:h>
      <text:p text:style-name="P12"/>
      <text:p text:style-name="P1">All opcodes are on 16 bits. Opcodes may be of two formats:</text:p>
      <text:p text:style-name="P1"/>
      <text:p text:style-name="P40">* F1 is a format where at most two ordinary operands are allowed. </text:p>
      <text:p text:style-name="P40">* F2 is a format where 1 constant operand, encoded directly in the opcode, and at most 1 ordinary operand are allowed.</text:p>
      <text:p text:style-name="P1"/>
      <text:p text:style-name="P1">In format F1:</text:p>
      <text:p text:style-name="P26">Opref-1 (reference to operand-1) and Opref-2 (reference to operand-2) give information on operand-1 and operand-2, respectively.</text:p>
      <text:p text:style-name="P1"/>
      <text:p text:style-name="P1">In format F2: </text:p>
      <text:p text:style-name="P26">Opref-2 (reference to operand-2) gives information on operand-2. </text:p>
      <text:p text:style-name="P1"/>
      <text:p text:style-name="P18"><text:s text:c="12"/>| <text:s text:c="2"/>OpCodeInfo <text:s text:c="6"/>| <text:s/>Opref-1 <text:s/>| <text:s/>Opref-2 <text:s/>|</text:p>
      <text:p text:style-name="P18"><text:s text:c="12"/>+----------+-----+---+------+----+------+----+</text:p>
      <text:p text:style-name="P18"><text:s text:c="7"/>F1: <text:s/>| <text:s text:c="3"/>O <text:s text:c="4"/>| <text:s/>S <text:s/>| P | <text:s/>M1 <text:s/>| N1 | <text:s/>M2 <text:s/>| <text:span text:style-name="T7">R</text:span>2 |</text:p>
      <text:p text:style-name="P18"><text:s text:c="12"/>+----------+-----+---+------+----+------+----+</text:p>
      <text:p text:style-name="P18"/>
      <text:p text:style-name="P18"/>
      <text:p text:style-name="P18"><text:s text:c="12"/>| <text:s text:c="2"/>OpCodeInfo <text:s text:c="6"/>| <text:s/>Opref-1 <text:s/>| <text:s/>Opref-2 <text:s/>|</text:p>
      <text:p text:style-name="P18"><text:s text:c="12"/>+----------+-----+---+-----------+------+----+</text:p>
      <text:p text:style-name="P18"><text:s text:c="7"/>F2: <text:s/>| <text:s text:c="3"/>O <text:s text:c="4"/>| <text:s/>S <text:s/>| P | <text:s text:c="2"/>Data <text:s text:c="3"/>| <text:s/>M2 <text:s/>| <text:span text:style-name="T7">R</text:span>2 |</text:p>
      <text:p text:style-name="P18"><text:s text:c="12"/>+----------+-----+---+-----------+------+----+</text:p>
      <text:p text:style-name="P18"/>
      <text:p text:style-name="P18"/>
      <text:p text:style-name="P8"><text:s text:c="3"/>* O (5 bits)<text:tab/>: <text:s/>OpCode name (OpName)</text:p>
      <text:p text:style-name="P8"><text:s text:c="3"/>* S (2 bits)<text:tab/>: <text:s/>Size ( i.e., 00 ==&gt; Byte, 01 ==&gt; Word, 10 ==&gt; Long Word )</text:p>
      <text:p text:style-name="P9"><text:s text:c="3"/>* P (1 bit)<text:tab/>: <text:s/>Number of operands minus 1</text:p>
      <text:p text:style-name="P10"><text:tab/><text:tab/>(i.e., P = 0 ==&gt; one operand ; <text:s/>P = 1 ==&gt; two operands)</text:p>
      <text:p text:style-name="P10"><text:tab/><text:tab/>As a special case if the number of operands is zero, then P = 0.</text:p>
      <text:p text:style-name="P8"><text:s text:c="3"/></text:p>
      <text:p text:style-name="P8"><text:s text:c="3"/>* M1 (3 bits)<text:tab/>: <text:s/>Addressing mode of operand-1 (if any)</text:p>
      <text:p text:style-name="P8"><text:s text:c="3"/>* <text:span text:style-name="T7">R</text:span>1 (1 bit)<text:tab/>: <text:s/>Register number of operand-1 (if any)</text:p>
      <text:p text:style-name="P8"><text:tab/><text:tab/><text:tab/>(Not considered when M1 = 011)</text:p>
      <text:p text:style-name="P8"><text:s text:c="3"/>* M2 (3 bits)<text:tab/>: Addressing mode of operand-2 (if any)</text:p>
      <text:p text:style-name="P8"><text:s text:c="3"/>* <text:span text:style-name="T7">R</text:span>2 (1 bit)<text:tab/>: <text:s/>Register number of operand-2 (if any)</text:p>
      <text:p text:style-name="P8"><text:tab/><text:tab/><text:tab/>(Not considered when M2 = 011)</text:p>
      <text:p text:style-name="P8"/>
      <text:p text:style-name="P8"><text:s text:c="3"/>* Data (4 bits)<text:tab/>: <text:s/>4-bit integer constant (i.e., $0..$F)</text:p>
      <text:p text:style-name="P8"/>
      <text:p text:style-name="P1"/>
      <text:p text:style-name="P2">Addressing modes (M1 and M2) are encoded on 3 bits:</text:p>
      <text:p text:style-name="P42"/>
      <text:p text:style-name="P42"><text:s text:c="3"/>* 000 : <text:s/>Data register direct</text:p>
      <text:p text:style-name="P42"><text:s text:c="3"/>* 001 : <text:s/>Address register direct</text:p>
      <text:p text:style-name="P42"><text:s text:c="3"/>* 100 : <text:s/>Address register indirect</text:p>
      <text:p text:style-name="P42"><text:s text:c="3"/>* 110 : <text:s/>Address register indirect with post-increment</text:p>
      <text:p text:style-name="P42"><text:s text:c="3"/>* 111 : <text:s/>Address register indirect with pre-decrement</text:p>
      <text:p text:style-name="P42"><text:s text:c="3"/>* 011 : <text:s/>Relative/Absolute addressing</text:p>
      <text:p text:style-name="P41"><text:span text:style-name="T1"><text:s text:c="3"/>* 010 : <text:s/></text:span><text:span text:style-name="T2">not used.</text:span></text:p>
      <text:p text:style-name="P41"><text:span text:style-name="T1"><text:s text:c="3"/>* 101 : <text:s/></text:span><text:span text:style-name="T2">not used.</text:span></text:p>
      <text:p text:style-name="P1"/>
      <text:p text:style-name="P1"><text:s text:c="3"/>If M1 = 000 then <text:span text:style-name="T7">R</text:span>1 refers to either D0 or D1, </text:p>
      <text:p text:style-name="P1"><text:tab/><text:tab/><text:tab/>(i.e., <text:span text:style-name="T7">R</text:span>1=0 refers to D0, <text:span text:style-name="T7">R</text:span>1=1 refers to D1).</text:p>
      <text:p text:style-name="P1"><text:s text:c="3"/>If M1 = 001 or 100 or 110 or 111 then <text:span text:style-name="T7">R</text:span>1 refers to either A0 or A1,</text:p>
      <text:p text:style-name="P1"><text:tab/><text:tab/><text:tab/><text:tab/><text:tab/><text:tab/>(i.e., <text:span text:style-name="T7">R</text:span>1=0 refers to A0, <text:span text:style-name="T7">R</text:span>1=1 refers to A1).</text:p>
      <text:p text:style-name="P11"/>
      <text:p text:style-name="P11">If one replaces M1 by M2 and <text:span text:style-name="T7">R</text:span>1 by <text:span text:style-name="T7">R</text:span>2, the above two statements remain valid.</text:p>
      <text:p text:style-name="P1"/>
      <text:p text:style-name="P1"/>
      <text:p text:style-name="P5">6. Instruction encoding and status bits updating</text:p>
      <text:p text:style-name="P1"/>
      <text:p text:style-name="P1"><text:tab/>The following table contains more information on the format and encoding of each instruction.</text:p>
      <text:p text:style-name="P1"/>
      <text:p text:style-name="P43"><text:s text:c="3"/>* Mnemo:<text:tab/>Mnemonic </text:p>
      <text:p text:style-name="P43"><text:s text:c="3"/>* Fmt: <text:tab/>Format (F1 or F2)</text:p>
      <text:p text:style-name="P43"><text:s text:c="3"/>* OpName:<text:tab/>OpCode name (in binary, 5 bits).</text:p>
      <text:p text:style-name="P43"><text:s text:c="3"/>* S: <text:tab/>Allowed Size(s). B = Byte, W = Word, L = Long.</text:p>
      <text:p text:style-name="P43"><text:s text:c="3"/>* P: <text:tab/>Number of operands minus 1 (in binary, 1 bit).</text:p>
      <text:p text:style-name="P43"><text:s text:c="3"/>* HNZVC: <text:tab/>Status bits.</text:p>
      <text:p text:style-name="P44">For <text:s/>updating the status bits, we will use the following notation:</text:p>
      <text:p text:style-name="P39"/>
      <text:p text:style-name="P39"><text:s text:c="5"/>* <text:s/>- : <text:tab/>Not affected</text:p>
      <text:p text:style-name="P39"><text:s text:c="5"/>* <text:s/>0 : <text:tab/>Set to false</text:p>
      <text:p text:style-name="P39"><text:s text:c="5"/>* <text:s/>1 : <text:tab/>Set to true</text:p>
      <text:p text:style-name="P39"><text:s text:c="5"/>* <text:s/>* : <text:tab/>Affected as follows: N=true iff Rm=1; Z=true iff R=0 </text:p>
      <text:p text:style-name="P39"><text:s text:c="5"/>* <text:s/>? : <text:tab/>See comments</text:p>
      <text:p text:style-name="P39"><text:s text:c="5"/>* Sm : <text:tab/>the most significant bit of Source operand S</text:p>
      <text:p text:style-name="P39"><text:s text:c="5"/>* Dm : <text:tab/>the most significant bit of Destination operand D</text:p>
      <text:p text:style-name="P39"><text:s text:c="5"/>* Rm : <text:tab/>the most significant bit of Result R</text:p>
      <text:p text:style-name="P39"><text:s text:c="5"/>* <text:s/>r : <text:tab/>Shift count</text:p>
      <text:p text:style-name="P39"/>
      <text:p text:style-name="P1">When we refer to the most significant bit (Sm, Dm, or Rm), we have to consider what size is in use. For example, for Dm:</text:p>
      <text:p text:style-name="P1"/>
      <text:p text:style-name="P46"><text:s text:c="3"/>* If Size = Byte, then Dm is bit #07 of D</text:p>
      <text:p text:style-name="P46"><text:s text:c="3"/>* If Size = Word, then Dm is bit #15 of D</text:p>
      <text:p text:style-name="P46"><text:s text:c="3"/>* If Size = Long, then Dm is bit #31 of D</text:p>
      <text:p text:style-name="P1"/>
      <text:p text:style-name="P1"/>
      <text:p text:style-name="P19">Mnemo <text:s/>Fmt <text:s/>OpName <text:s text:c="2"/>S <text:s text:c="3"/>P <text:s/>HNZVC <text:s text:c="2"/>Comments</text:p>
      <text:p text:style-name="P20">----- <text:s/>--- <text:s/>------ ----- <text:s/>- <text:s/>----- <text:s/>-----------------------</text:p>
      <text:p text:style-name="P20">ADD <text:s text:c="3"/>F1 <text:s text:c="2"/>00000 <text:s/>B,W,L <text:s/>1 <text:s/>-**?? <text:s/>V = Sm.Dm.Rm' + Sm'.Dm'.Rm</text:p>
      <text:p text:style-name="P20"><text:s text:c="36"/>C = Sm.Dm + Rm'.Dm + Sm.Rm'</text:p>
      <text:p text:style-name="P20">ADDQ <text:s text:c="2"/>F2 <text:s text:c="2"/>00001 <text:s/>B,W,L <text:s/>0 <text:s/>-**?? <text:s/>V = Sm.Dm.Rm' + Sm'.Dm'.Rm</text:p>
      <text:p text:style-name="P20"><text:s text:c="36"/>C = Sm.Dm + Rm'.Dm + Sm.Rm'</text:p>
      <text:p text:style-name="P20"/>
      <text:p text:style-name="P20">SUB <text:s text:c="3"/>F1 <text:s text:c="2"/>00010 <text:s/>B,W,L <text:s/>1 <text:s/>-**?? <text:s/>V = Sm'.Dm.Rm' + Sm.Dm'.Rm</text:p>
      <text:p text:style-name="P20"><text:s text:c="36"/>C = Sm.Dm' + Rm.Dm' + Sm.Rm</text:p>
      <text:p text:style-name="P20">SUBQ <text:s text:c="2"/>F2 <text:s text:c="2"/>00011 <text:s/>B,W,L <text:s/>0 <text:s/>-**?? <text:s/>V = Sm'.Dm.Rm' + Sm.Dm'.Rm</text:p>
      <text:p text:style-name="P20"><text:s text:c="36"/>C = Sm.Dm' + Rm.Dm' + Sm.Rm</text:p>
      <text:p text:style-name="P20"/>
      <text:p text:style-name="P20">MULS <text:s text:c="2"/>F1 <text:s text:c="2"/>00100 <text:s text:c="3"/>W <text:s text:c="3"/>1 <text:s/>-**00 <text:s/></text:p>
      <text:p text:style-name="P19"/>
      <text:p text:style-name="P20">DIVS <text:s text:c="2"/>F1 <text:s text:c="2"/>00101 <text:s text:c="3"/>L <text:s text:c="3"/>1 <text:s/>-**?0 <text:s/>V = division overflow </text:p>
      <text:p text:style-name="P20"/>
      <text:p text:style-name="P20">NEG <text:s text:c="3"/>F1 <text:s text:c="2"/>00110 <text:s/>B,W,L <text:s/>0 <text:s/>-**?? <text:s/>V = Dm.Rm , <text:s/>C = Dm + Rm</text:p>
      <text:p text:style-name="P20"/>
      <text:p text:style-name="P20">CLR <text:s text:c="3"/>F1 <text:s text:c="2"/>00111 <text:s/>B,W,L <text:s/>0 <text:s/>-**00</text:p>
      <text:p text:style-name="P20"/>
      <text:p text:style-name="P20">NOT <text:s text:c="3"/>F1 <text:s text:c="2"/>01000 <text:s/>B,W,L <text:s/>0 <text:s/>-**00</text:p>
      <text:p text:style-name="P20"/>
      <text:p text:style-name="P20">AND <text:s text:c="3"/>F1 <text:s text:c="2"/>01001 <text:s/>B,W,L <text:s/>1 <text:s/>-**00</text:p>
      <text:p text:style-name="P20"/>
      <text:p text:style-name="P20">OR <text:s text:c="4"/>F1 <text:s text:c="2"/>01010 <text:s/>B,W,L <text:s/>1 <text:s/>-**00</text:p>
      <text:p text:style-name="P20"/>
      <text:p text:style-name="P20">EOR <text:s text:c="3"/>F1 <text:s text:c="2"/>01011 <text:s/>B,W,L <text:s/>1 <text:s/>-**00</text:p>
      <text:p text:style-name="P20"/>
      <text:p text:style-name="P20">LSL <text:s text:c="3"/>F2 <text:s text:c="2"/>01100 <text:s/>B,W,L <text:s/>0 <text:s/>-**0? <text:s/>If r &gt; 0 then C = D(m-r+1) </text:p>
      <text:p text:style-name="P20"><text:s text:c="45"/>else C = false </text:p>
      <text:p text:style-name="P20">LSR <text:s text:c="3"/>F2 <text:s text:c="2"/>01101 <text:s/>B,W,L <text:s/>0 <text:s/>-**0? <text:s/>If r &gt; 0 then C = D(r-1) </text:p>
      <text:p text:style-name="P20"><text:s text:c="45"/>else C = false </text:p>
      <text:p text:style-name="P20"/>
      <text:p text:style-name="P45">Mnemo <text:s/>Fmt <text:s/>OpName <text:s text:c="2"/>S <text:s text:c="3"/>P <text:s/>HNZVC <text:s text:c="2"/>Comments</text:p>
      <text:p text:style-name="P20">----- <text:s/>--- <text:s/>------ ----- <text:s/>- <text:s/>----- <text:s/>-----------------------</text:p>
      <text:p text:style-name="P20">ROL <text:s text:c="3"/>F2 <text:s text:c="2"/>01110 <text:s/>B,W,L <text:s/>0 <text:s/>-**0? <text:s/>If r &gt; 0 then C = D(m-r+1)</text:p>
      <text:p text:style-name="P20"><text:s text:c="45"/>else C = false</text:p>
      <text:p text:style-name="P20"/>
      <text:p text:style-name="P20">ROR <text:s text:c="3"/>F2 <text:s text:c="2"/>01111 <text:s/>B,W,L <text:s/>0 <text:s/>-**0? <text:s/>If r &gt; 0 then C = D(r-1)</text:p>
      <text:p text:style-name="P20"><text:s text:c="45"/>else C = false</text:p>
      <text:p text:style-name="P20"/>
      <text:p text:style-name="P20">CMP <text:s text:c="3"/>F1 <text:s text:c="2"/>10000 <text:s/>B,W,L <text:s/>1 <text:s/>-**?? <text:s/>V = Sm'.Dm.Rm' + Sm.Dm'.Rm</text:p>
      <text:p text:style-name="P20"><text:s text:c="36"/>C = Sm.Dm' + Rm.Dm' +Sm.Rm</text:p>
      <text:p text:style-name="P20"/>
      <text:p text:style-name="P20">TST <text:s text:c="3"/>F1 <text:s text:c="2"/>10001 <text:s/>B,W,L <text:s/>0 <text:s/>-**00</text:p>
      <text:p text:style-name="P20"/>
      <text:p text:style-name="P20">BRA <text:s text:c="3"/>F1 <text:s text:c="2"/>10010 <text:s text:c="3"/>W <text:s text:c="3"/>0 <text:s/>----- <text:s/>Operand is an address (M1=011)</text:p>
      <text:p text:style-name="P20"/>
      <text:p text:style-name="P20">BVS <text:s text:c="3"/>F1 <text:s text:c="2"/>10011 <text:s text:c="3"/>W <text:s text:c="3"/>0 <text:s/>----- <text:s/>Operand is an address (M1=011)</text:p>
      <text:p text:style-name="P20"/>
      <text:p text:style-name="P20">BEQ <text:s text:c="3"/>F1 <text:s text:c="2"/>10100 <text:s text:c="3"/>W <text:s text:c="3"/>0 <text:s/>----- <text:s/>Operand is an address (M1=011)</text:p>
      <text:p text:style-name="P20"/>
      <text:p text:style-name="P20">BCS <text:s text:c="3"/>F1 <text:s text:c="2"/>10101 <text:s text:c="3"/>W <text:s text:c="3"/>0 <text:s/>----- <text:s/>Operand is an address (M1=011)</text:p>
      <text:p text:style-name="P20"/>
      <text:p text:style-name="P20">BGE <text:s text:c="3"/>F1 <text:s text:c="2"/>10110 <text:s text:c="3"/>W <text:s text:c="3"/>0 <text:s/>----- <text:s/>Operand is an address (M1=011)</text:p>
      <text:p text:style-name="P20"/>
      <text:p text:style-name="P20">BLE <text:s text:c="3"/>F1 <text:s text:c="2"/>10111 <text:s text:c="3"/>W <text:s text:c="3"/>0 <text:s/>----- <text:s/>Operand is an address (M1=011)</text:p>
      <text:p text:style-name="P20"/>
      <text:p text:style-name="P20">MOVE <text:s text:c="2"/>F1 <text:s text:c="2"/>11000 <text:s/>B,W,L <text:s/>1 <text:s/>-**00</text:p>
      <text:p text:style-name="P20"/>
      <text:p text:style-name="P20">MOVEQ <text:s/>F2 <text:s text:c="2"/>11001 <text:s/>B,W,L <text:s/>0 <text:s/>-**00</text:p>
      <text:p text:style-name="P20"/>
      <text:p text:style-name="P20">EXG <text:s text:c="3"/>F1 <text:s text:c="2"/>11010 <text:s/>B,W,L <text:s/>1 <text:s/>---00 <text:s/>Both operands are registers</text:p>
      <text:p text:style-name="P20"/>
      <text:p text:style-name="P20">MOVEA <text:s/>F1 <text:s text:c="2"/>11011 <text:s text:c="3"/>W <text:s text:c="3"/>1 <text:s/>-**00 <text:s/>Source operand is an address (M1=011)</text:p>
      <text:p text:style-name="P20"><text:s text:c="36"/>Destination is an address register </text:p>
      <text:p text:style-name="P20">INP <text:s text:c="3"/>F1 <text:s text:c="2"/>11100 <text:s/>B,W,L <text:s/>0 <text:s/>-**00</text:p>
      <text:p text:style-name="P20"/>
      <text:p text:style-name="P20">DSP <text:s text:c="3"/>F1 <text:s text:c="2"/>11101 <text:s/>B,W,L <text:s/>0 <text:s/>----- <text:s/></text:p>
      <text:p text:style-name="P20"/>
      <text:p text:style-name="P20">DSR <text:s text:c="3"/>F1 <text:s text:c="2"/>11110 <text:s text:c="3"/>B <text:s text:c="3"/>0 <text:s/>----- <text:s/>Although P = 0, there is no operand.</text:p>
      <text:p text:style-name="P20"/>
      <text:p text:style-name="P20">HLT <text:s text:c="3"/>F1 <text:s text:c="2"/>11111 <text:s text:c="3"/>B <text:s text:c="3"/>0 <text:s/>1---- <text:s/>Although P = 0, there is no operand.</text:p>
      <text:p text:style-name="P1"/>
      <text:p text:style-name="P1"/>
      <text:p text:style-name="P5">7. Errors to be detected</text:p>
      <text:p text:style-name="P1"/>
      <text:p text:style-name="P1"><text:tab/>Here are several types of errors that have to be detected while executing a given program. <text:s/>When an error is detected, the H bit must be set to true after your simulator displays an appropriate error message.</text:p>
      <text:p text:style-name="P1"/>
      <text:p text:style-name="P1"><text:s text:c="3"/>* Invalid number of operands (address and, if you want, instruction):</text:p>
      <text:p text:style-name="P38"><text:s text:c="5"/>For instance, if the address $0124 contains the opcode $0900,</text:p>
      <text:p text:style-name="P38"><text:s text:c="5"/>i.e., (ADDQ.B #0, D0), the following message could be displayed:</text:p>
      <text:p text:style-name="P38">*** ERROR *** Invalid number of operands for ADDQ at address $0124.</text:p>
      <text:p text:style-name="P1"/>
      <text:p text:style-name="P1"/>
      <text:p text:style-name="P1"><text:s text:c="3"/>* Invalid data size (address and, if you want, instruction):</text:p>
      <text:p text:style-name="P38"><text:s text:c="4"/>For instance, if the address $0124 contains the opcode $9060, </text:p>
      <text:p text:style-name="P38"><text:s text:c="4"/>i.e., (BRA.B $&lt;some address&gt;), the following message could be displayed:</text:p>
      <text:p text:style-name="P38">*** ERROR *** Invalid data size for BRA at address $0124.</text:p>
      <text:p text:style-name="P1"/>
      <text:p text:style-name="P1"><text:s text:c="3"/>* Invalid addressing mode (address and, if you want, instruction):</text:p>
      <text:p text:style-name="P38"><text:s text:c="5"/>For instance, if the address $0124 contains the opcode $9200,</text:p>
      <text:p text:style-name="P38"><text:s text:c="5"/>i.e., (BRA.W D0), the following message could be displayed:</text:p>
      <text:p text:style-name="P38">*** ERROR *** Invalid addressing mode for BRA at address $0124.</text:p>
      <text:p text:style-name="P1"/>
      <text:p text:style-name="P1"><text:s text:c="3"/>* Division by 0 (address and, if you want, instruction):</text:p>
      <text:p text:style-name="P38"><text:s text:c="5"/>For instance, if the address $0124 has a signed division (DIVS) </text:p>
      <text:p text:style-name="P38"><text:s text:c="5"/>with 0 as an operand, the following message could be displayed:</text:p>
      <text:p text:style-name="P38">*** ERROR *** Division by 0 for DIVS at address $0124.</text:p>
      <text:p text:style-name="P38"/>
      <text:p text:style-name="P1"/>
      <text:p text:style-name="P5">8. <text:s/>Test programs</text:p>
      <text:p text:style-name="P1"/>
      <text:p text:style-name="P1">The following test programs are provided:</text:p>
      <text:p text:style-name="P1"/>
      <text:p text:style-name="P16"><text:s text:c="3"/>* arith.68b<text:tab/>* hilow.68b<text:tab/>* logic.68b<text:tab/>* modes.68b<text:tab/> <text:s text:c="3"/>* shiftrot.68b<text:tab/>* errors.68b</text:p>
      <text:p text:style-name="P1"/>
      <text:p text:style-name="P1">The results of executing these test programs are provided (except errors.68b):</text:p>
      <text:p text:style-name="P16"/>
      <text:p text:style-name="P16"><text:s text:c="3"/>* arith.result<text:tab/> <text:s/>* hilow.result<text:tab/><text:tab/>* logic.result<text:tab/> <text:s/>* modes.result<text:tab/>* shiftrot.result<text:tab/></text:p>
      <text:p text:style-name="P1"/>
      <text:p text:style-name="P1"/>
      <text:p text:style-name="P5">9. <text:s/>sim68k.pas and simunit.pas</text:p>
      <text:p text:style-name="P1"/>
      <text:p text:style-name="Standard"><text:tab/>The file simunit.pas contains several Pascal functions/procedures that are used in the skeleton of the simulator given as sim68k.pas. Use them at will, or create your own.</text:p>
      <text:p text:style-name="P1"/>
      <text:p text:style-name="P1"/>
      <text:p text:style-name="Standard"><text:span text:style-name="T6">** For comments or clarifications, please send an e-mail to </text:span><text:a xlink:type="simple" xlink:href="mailto:keqin@playground.net"><text:span text:style-name="Internet_20_link">keqin@playground.net</text:span></text:a></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Chicago" svg:font-family="Chicago, Arial"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Arial1" svg:font-family="Arial"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font-name-asian="Arial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2pt" fo:language="en" fo:country="US" style:font-name-asian="Times New Roman" style:font-size-asian="12pt" style:font-name-complex="Times"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ohit Hindi" style:font-size-complex="14pt"/>
    </style:style>
    <style:style style:name="Text_20_body" style:display-name="Text body" style:family="paragraph" style:class="text">
      <style:paragraph-properties fo:margin-top="0in" fo:margin-bottom="0.0555in" fo:orphans="2" fo:widows="2"/>
      <style:text-properties style:use-window-font-color="true" style:font-name="New York" fo:font-size="12pt" style:font-name-asian="Arial" style:font-size-asian="12pt" style:font-name-complex="Times" style:font-size-complex="10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style:font-name="Chicago" style:text-underline-style="solid" style:text-underline-width="auto" style:text-underline-color="font-color"/>
    </style:style>
    <style:style style:name="Default_20_Paragraph_20_Font" style:display-name="Default Paragraph Font" style:family="text"/>
    <style:style style:name="MarkStyle" style:family="text" style:parent-style-name="Default_20_Paragraph_20_Font">
      <style:text-properties style:font-name="New York" fo:font-size="12pt" style:font-size-asian="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in" fo:margin-bottom="0.8in" fo:margin-left="0.8in" fo:margin-right="0.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SI-2111 Project</dc:title>
    <dc:subject>Sim 68k processor simulation</dc:subject>
    <meta:initial-creator>H.Ural</meta:initial-creator>
    <meta:creation-date>1999-11-06T21:37:00</meta:creation-date>
    <dc:creator>MARK SATTOLO</dc:creator>
    <dc:date>2011-02-19T16:28:46</dc:date>
    <meta:print-date>1999-11-09T21:13:00</meta:print-date>
    <meta:editing-cycles>39</meta:editing-cycles>
    <meta:editing-duration>PT11H57M40S</meta:editing-duration>
    <meta:generator>OpenOffice.org/3.2$Unix OpenOffice.org_project/320m19$Build-9505</meta:generator>
    <meta:document-statistic meta:table-count="0" meta:image-count="0" meta:object-count="0" meta:page-count="1" meta:paragraph-count="301" meta:word-count="3351" meta:character-count="19648"/>
    <meta:user-defined meta:name="Client">Mark Sattolo</meta:user-defined>
    <meta:user-defined meta:name="Info 2"/>
    <meta:user-defined meta:name="Info 3"/>
    <meta:user-defined meta:name="Info 4"/>
  </office:meta>
</office:document-meta>
</file>